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style:page-number="auto"/>
    </style:style>
    <style:style style:name="P5" style:family="paragraph" style:parent-style-name="Normal_20_Indent" style:list-style-name="L1"/>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P3">Introduction</text:p>
      <text:p text:style-name="Standard"/>
      <text:p text:style-name="Standard"/>
      <text:p text:style-name="Normal_20_Indent">There is more to the art of programming than knowing the language, understanding the problem your trying to solve, and writing code.</text:p>
      <text:p text:style-name="Normal_20_Indent">Writing software, no matter where it will run, should involve more then just getting your program, app, service, or whatever to work. <text:s/>It is often where the current process stops and that is, I believe strongly, why the current state of the art in software development is a very primitive state indeed.</text:p>
      <text:p text:style-name="Normal_20_Indent">Throughout this book, I will express my views based on decades of developing software. On targets ranging from early microcontrollers which a few hundred bytes of RAM and a few Kbytes of program storage, to large, multi-threaded, multi-processor, and distributed applications. <text:s/>Some aspects of development will be different depending on the scale, but for humans, it is helpful, and I would say necessary to have common basic methods that apply throughout.</text:p>
      <text:p text:style-name="Normal_20_Indent">There are many good books on programming. <text:s/>However I strongly suspect that different books will speak to different people, depending on their previous experience and the way they think. <text:s/>This book is a reflection of the way I think. It will touch on methods, general ideas, and ways to think about designing systems, writing software (of course), an solving problems.</text:p>
      <text:p text:style-name="Normal_20_Indent">There are things that this book cannot and will not try to do. <text:s/>It will not attempt to dive deeply into all of the features of C++. <text:s/>As I will attempt to justify, using the more esoteric and uncommon features of C++, and any language, should only be used after careful consideration. <text:s/>More importantly, if they are used, they should be used consistently. <text:s/>Operator overloading in C++ is an example. <text:s/>There are different opinions on the advisability of using this features. <text:s/>There is nothing that it provides that functions cannot. <text:s/>If, however, using the feature makes the system easier to understand, then that is a goal worth striving for.</text:p>
      <text:p text:style-name="Normal_20_Indent">Consistency. <text:s/>It may be the most important feature of any design. <text:s/>Having seen many, many systems over the years, I've learned a lot of things “not” to do. Changing coding styles, naming conventions, build systems, within a project is one of the biggest and easiest problems to avoid.</text:p>
      <text:p text:style-name="Normal_20_Indent">Consistency, as important as it is, is not feature that is a guideline that is not always easy to follow. <text:s/>As humans, and as programmers, we live familiar patterns, but like anything, taken too far it becomes monotonous and dull. <text:s/>Striking a balance between consistency and creativity is as hard as any programming problem.</text:p>
      <text:p text:style-name="Normal_20_Indent">So what will this book do?</text:p>
      <text:p text:style-name="Normal_20_Indent">I will teach the basics of C++, using a Linux platform and tools. My experience has been that the best programmers use Unix/Linux. <text:s/>I am, of course, biased. <text:s/>Good engineers are biased. <text:s/>If they have any experience at all they have learned that some things work better than others. They way they solve problems, the tools and languages they use will be strongly affected by what they have used before.</text:p>
      <text:p text:style-name="Normal_20_Indent"><text:soft-page-break/>That is not bad! When given the choice of two languages and toolchains, an engineer will lean towards the one he is familiar. It is a known quantity and so he can more accurately estimate the time and resources he'll need to complete his project.</text:p>
      <text:p text:style-name="Normal_20_Indent">A good engineer knows what he does not know. Even an engineer who has done a lot of assembly language programming, and is given the responsibility of designing a large and complex application that must talk to a database should realize his familiarity with assembly language is not sufficient justification to use it in such an application.</text:p>
      <text:p text:style-name="Normal_20_Indent">In the real world, however, the choices are not so clear cut. Almost any language can be used to solve almost any programming problem, at least at the most basic level. <text:s/>However in the real world, there are “constraints”. The target has a limited amount of RAM or other storage. It must meet certain performance requirements. The system must boot in other ten seconds...</text:p>
      <text:p text:style-name="Normal_20_Indent">This is why experienced engineers are compensated better than new ones. Of course that is restating the obvious, but what is “obvious” is not something that everyone agrees on.</text:p>
      <text:p text:style-name="Normal_20_Indent">Most professions have their own jargon, and that is true with software development, too. <text:s/>However it is still a young and immature field. <text:s/>It is still changing rapidly and even I'm not sure if that pace is slowing. If this book moves the field forward in any way, I hope it is that it helps make soft development a little more a science, or maybe a trade, and a little less “art”. Creativity will always have a place in designing building anything. Creativity taken too far is simply chaos.</text:p>
      <text:p text:style-name="Normal_20_Indent">Finally, one last observation. There is a point that I want to make that many others have tried to make before me. <text:s/>In my experience, it still has not made an impact and that is a shame indeed.</text:p>
      <text:p text:style-name="Normal_20_Indent">Writing software is an expensive, error-prone, and unpredictable process. I suspect that that is an unfortunate truth, but is is not an intractable one.</text:p>
      <text:p text:style-name="Normal_20_Indent">Since software can be “easily” changed (there is a reason for the quotes), it has become common, or really universal, to ship “something” and fix it later. </text:p>
      <text:p text:style-name="Normal_20_Indent">I'm a strong believer that there are few if any absolute rules. There are, however, wasteful and wrong-headed ways to think about things. It makes little more sense to write software this way than it would be to construct buildings rapidly and then rebuild until the finished product matches what is desired.</text:p>
      <text:p text:style-name="Normal_20_Indent">Compromises are made when building things, and that is just as true when writing software, however it can, and usually is, taken too far. If I have learned anything in the last thirty years, it is that we view software as disposable. However when you look at the time and money it takes to write a program, it would clearly be orders of magnitude more efficient to view it as a resource that should be developed carefully so that it can be re-sued and enhanced with minimum time and effort.</text:p>
      <text:p text:style-name="Normal_20_Indent">Without doubt, I will assert that software is re-used and enhanced, but it is normally developed so poorly that it becomes more difficult, error-prone, and expensive and that rate at which the time and costs increase approaches an exponential increase over time.</text:p>
      <text:p text:style-name="Normal_20_Indent">We humans can rationalize things that are right in front of our noses. It is even easier for us to rationalize things such as this that are harder to visualize.</text:p>
      <text:p text:style-name="Normal_20_Indent"><text:soft-page-break/>I am an advocate of constant, incremental improvement. These practices will not, and really cannot be changed overnight. Non-technical managers (and even the technical ones), seldom “get it”. Companies led by technical people seem to do better, at least in the beginning, until the companies becomes large and then chaos ensues.</text:p>
      <text:p text:style-name="Normal_20_Indent">The underlying themes in his book are:</text:p>
      <text:list xml:id="list8512388271460097058" text:style-name="L1">
        <text:list-item>
          <text:p text:style-name="P5">solving problems with simple, usable, techniques</text:p>
        </text:list-item>
        <text:list-item>
          <text:p text:style-name="P5">writing code in a form that breaks up the system into simple, understandable, re-usable parts.</text:p>
        </text:list-item>
        <text:list-item>
          <text:p text:style-name="P5">recognizing the value to the software that is written, this means making it easier to extend and re-use. Documentation is one obvious aspect of this that is being ignored. Anything that is valuable and complex needs to be explained. The reasons should be obvious.</text:p>
        </text:list-item>
        <text:list-item>
          <text:p text:style-name="P5">developing a mindset of objectivity. Sometimes other people have a better way. If you can, adopt theirs</text:p>
        </text:list-item>
        <text:list-item>
          <text:p text:style-name="P5">improving (everything) incrementally. Learn new languages when it makes sense to do so, but learn ways to use the language your currently using more effectively. Learn new tools, scripting languages, or whatever by investing small amounts of time to learn better ways.</text:p>
        </text:list-item>
        <text:list-item>
          <text:p text:style-name="P5">making a practice of continually mastering methods and concepts. Continue to dig deeply into those areas that increase your effectiveness. Understand how a stack works and why a program crashes when a local array exceeds it's allocated size. When you're trying to fix a bug, learn one new feature of the debugger. When you're cutting and pasting code to start a new module, ask yourself if there is a better, more elegant way to do it.</text:p>
        </text:list-item>
      </text:list>
      <text:p text:style-name="Normal_20_Indent"/>
      <text:p text:style-name="Normal_20_Indent"/>
      <text:p text:style-name="Normal_20_Indent"/>
      <text:p text:style-name="Normal_20_Indent"/>
      <text:p text:style-name="Normal_20_Indent"/>
      <text:p text:style-name="Standard"><text:s/></text:p>
      <text:p text:style-name="Normal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in" fo:margin-right="0in" fo:margin-top="0in" fo:margin-bottom="0.0402in" fo:text-indent="0.3in" style:auto-text-indent="false"/>
    </style:style>
    <style:style style:name="Normal_20_Indent" style:display-name="Normal Indent" style:family="paragraph" style:parent-style-name="Text_20_body_20_indent" style:auto-update="true" style:class="text">
      <style:paragraph-properties fo:margin="100%" fo:margin-left="0in" fo:margin-right="0in" fo:margin-top="0.0402in" fo:margin-bottom="0in" fo:text-indent="0.2402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Default_20_Paragraph_20_Font" style:display-name="WW-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fo:min-width="0.0161in" draw:z-index="2"><draw:text-box fo:min-height="0.1457in"><text:p text:style-name="Footer"><text:span text:style-name="Page_20_Number"><text:page-number text:select-page="current">3</text:page-number></text:span></text:p></draw:text-box></draw:frame><text:page-number text:select-page="current">3</text:page-number> of <text:page-count style:num-format="1">3</text:page-count></text:p>
        <text:p text:style-name="MP2"><text:s/></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e marched down a long breezeway</dc:title>
    <meta:initial-creator>David Klamet</meta:initial-creator>
    <meta:creation-date>2008-04-25T13:48:00</meta:creation-date>
    <dc:date>2014-08-30T10:17:37.50</dc:date>
    <meta:print-date>2012-07-21T19:55:00</meta:print-date>
    <meta:editing-cycles>33</meta:editing-cycles>
    <meta:editing-duration>PT10H8M10S</meta:editing-duration>
    <meta:generator>OpenOffice/4.1.0$Win32 OpenOffice.org_project/410m18$Build-9764</meta:generator>
    <dc:creator>David Klamet</dc:creator>
    <meta:document-statistic meta:table-count="0" meta:image-count="0" meta:object-count="0" meta:page-count="3" meta:paragraph-count="34" meta:word-count="1348" meta:character-count="7878"/>
  </office:meta>
</office:document-meta>
</file>